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0DAFCCBDFCFCF746D81.png" manifest:media-type="image/png"/>
  <manifest:file-entry manifest:full-path="Pictures/100000010000030500000225F322515ED9867A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740d9"/>
    </style:style>
    <style:style style:name="P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c7608" officeooo:paragraph-rsid="000c7608"/>
    </style:style>
    <style:style style:name="P4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740d9" style:font-weight-asian="bold" style:font-weight-complex="bold"/>
    </style:style>
    <style:style style:name="P5" style:family="paragraph" style:parent-style-name="Standard">
      <style:text-properties officeooo:rsid="0006641f" officeooo:paragraph-rsid="0006641f"/>
    </style:style>
    <style:style style:name="T1" style:family="text">
      <style:text-properties officeooo:rsid="000ae0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2" draw:name="Figura1" text:anchor-type="as-char" svg:width="14.637cm" svg:height="10.395cm" draw:z-index="0"><draw:image xlink:href="Pictures/100000010000030500000225F322515ED9867A88.png" xlink:type="simple" xlink:show="embed" xlink:actuate="onLoad" draw:mime-type="image/png"/></draw:frame></text:p>
      <text:p text:style-name="P1"><draw:frame draw:style-name="fr1" draw:name="Figura2" text:anchor-type="char" svg:width="17cm" svg:height="4.914cm" draw:z-index="1"><draw:image xlink:href="Pictures/10000001000002F2000000DAFCCBDFCFCF746D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0T07:49:00.576336642</dc:date>
    <meta:editing-duration>PT47M22S</meta:editing-duration>
    <meta:editing-cycles>15</meta:editing-cycles>
    <meta:generator>LibreOffice/7.3.7.2$Linux_X86_64 LibreOffice_project/30$Build-2</meta:generator>
    <meta:document-statistic meta:table-count="0" meta:image-count="2" meta:object-count="0" meta:page-count="1" meta:paragraph-count="2" meta:word-count="1" meta:character-count="2" meta:non-whitespace-character-count="2"/>
  </office:meta>
</office:document-meta>
</file>